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59b7b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7ba5c" officeooo:paragraph-rsid="0057ba5c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rsid="0047d77b" officeooo:paragraph-rsid="0052fdc2"/>
    </style:style>
    <style:style style:name="P4" style:family="paragraph" style:parent-style-name="Standard">
      <style:paragraph-properties fo:text-align="justify" style:justify-single-word="false"/>
      <style:text-properties officeooo:rsid="0057ba5c" officeooo:paragraph-rsid="0057ba5c"/>
    </style:style>
    <style:style style:name="P5" style:family="paragraph" style:parent-style-name="Standard">
      <style:paragraph-properties fo:text-align="justify" style:justify-single-word="false"/>
      <style:text-properties officeooo:rsid="0059b7b5" officeooo:paragraph-rsid="0059b7b5"/>
    </style:style>
    <style:style style:name="T1" style:family="text">
      <style:text-properties officeooo:rsid="0057ba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59b7b5"/>
    </style:style>
    <style:style style:name="T4" style:family="text">
      <style:text-properties style:text-underline-style="solid" style:text-underline-width="auto" style:text-underline-color="font-color" officeooo:rsid="0057ba5c"/>
    </style:style>
    <style:style style:name="T5" style:family="text">
      <style:text-properties officeooo:rsid="005aad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DD check for badblocks</text:p>
      <text:p text:style-name="P3"><text:tab/><text:span text:style-name="T1">HDD checking should be done occasionally. This example performs </text:span><text:span text:style-name="T4">DESTRUCTIVE WRITE TO DISK</text:span><text:span text:style-name="T1">. Thus disk should be always emptied, before check. Test lasts few hours per 1TiB.</text:span></text:p>
      <text:p text:style-name="P4">1) make sure of device name</text:p>
      <text:p text:style-name="P4"><text:tab/>#lsblk</text:p>
      <text:p text:style-name="P4">2) check device sector size</text:p>
      <text:p text:style-name="P4"><text:tab/>#lsblk -o NAME,PHY-SeC</text:p>
      <text:p text:style-name="P4">3) test <text:span text:style-name="T2">empty drive</text:span> with 1GiB buffer<text:span text:style-name="T3"> (default blocksize is 512B, 1GiB/512B=2097152 allocated buffer)</text:span></text:p>
      <text:p text:style-name="P4"><text:tab/>#sudo badblocks -svw -b 512 -c 2097152 /dev/sdX &gt; badsectors.txt</text:p>
      <text:p text:style-name="P4">4) check SMART disk status</text:p>
      <text:p text:style-name="P4"><text:tab/>#sudo smartctl -H /dev/sdX</text:p>
      <text:p text:style-name="P5">5a) <text:span text:style-name="T5">ex</text:span>clude badblocks <text:span text:style-name="T5">from</text:span> ext2/3/4 file system:</text:p>
      <text:p text:style-name="P1"><text:span text:style-name="T3"><text:tab/>#</text:span>sudo e2fsck -l badsectors.txt /dev/sd<text:span text:style-name="T3">X</text:span></text:p>
      <text:p text:style-name="P5">5b) <text:span text:style-name="T5">ex</text:span>clude badblocks <text:span text:style-name="T5">from</text:span> other file systems:</text:p>
      <text:p text:style-name="P5"><text:tab/>#sudo fsck -l badsectors.txt /dev/sdX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62in" fo:margin-bottom="0.2362in" fo:margin-left="0.3492in" fo:margin-right="0.231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7:25:50.263778362</meta:creation-date>
    <dc:date>2020-11-12T11:24:08.063815576</dc:date>
    <meta:editing-duration>PT11H42M29S</meta:editing-duration>
    <meta:editing-cycles>62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103" meta:character-count="669" meta:non-whitespace-character-count="573"/>
  </office:meta>
</office:document-meta>
</file>